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Wrapper.getElementsBy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setXmlStandalon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Xml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Dom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Documen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ompareDocumentPosition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DocumentWrapper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is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replaceChild( Node newChild ,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TextNod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adoptNode( Nod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Previous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setXmlEncoding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setNodeValue(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Element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ElementById( String elem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importNode( Node importedNode ,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setDocumen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Docum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Wrapper.setUserData( String key , Object value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removeChild(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Attribute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Inpu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setXml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CDATASec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isSameNode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lookup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renameNode( Node node ,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normaliz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appendChild( Node new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Docum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isSupported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StrictError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lookup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has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createEntityRefere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Xm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La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rapper.toSAX( org . xml . sax .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Wrapper.setStrictErrorChecking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